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24pt" style:font-size-asian="24pt" style:font-size-complex="24pt"/>
    </style:style>
    <style:style style:name="P3" style:family="paragraph" style:parent-style-name="Standard" style:list-style-name="L1">
      <style:text-properties style:font-name="Liberation Serif"/>
    </style:style>
    <style:style style:name="P4" style:family="paragraph" style:parent-style-name="Standard" style:list-style-name="L2">
      <style:text-properties style:font-name="Liberation Serif"/>
    </style:style>
    <style:style style:name="P5" style:family="paragraph" style:parent-style-name="Standard">
      <style:paragraph-properties fo:break-before="page"/>
      <style:text-properties style:font-name="Liberation Serif" fo:font-size="24pt" style:font-size-asian="24pt" style:font-size-complex="24pt"/>
    </style:style>
    <style:style style:name="T1" style:family="text">
      <style:text-properties fo:font-variant="normal" fo:text-transform="none" fo:color="#24292f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24292f" style:font-name="Liberation Serif" fo:font-size="12pt" fo:letter-spacing="normal" fo:font-style="italic" fo:font-weight="normal" style:font-style-asian="italic" style:font-style-complex="italic"/>
    </style:style>
    <style:style style:name="T3" style:family="text">
      <style:text-properties officeooo:rsid="000bf1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’s Our Scoring Plan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304922567" text:style-name="L1">
        <text:list-item>
          <text:p text:style-name="P3">Quick 15 pts by pushing in one cone, then auto-parking on the platform.</text:p>
        </text:list-item>
        <text:list-item>
          <text:p text:style-name="P3">Play defense and score opportunistically when we can.</text:p>
        </text:list-item>
      </text:list>
      <text:p text:style-name="P5">What's With the Concrete Block?</text:p>
      <text:p text:style-name="P1"/>
      <text:p text:style-name="P1"/>
      <text:p text:style-name="P1"/>
      <text:p text:style-name="P1"/>
      <text:p text:style-name="P1">Our autoparking system can change our center of gravity when on the platform. We can even compensate for the parking of our alliance teammates if they're a bit off.</text:p>
      <text:p text:style-name="P5">What's With the Broom?</text:p>
      <text:p text:style-name="P1"/>
      <text:p text:style-name="P1"/>
      <text:p text:style-name="P1"/>
      <text:p text:style-name="P1"/>
      <text:p text:style-name="P1">It's what we'll use to sweep the competition :-). But seriously, there's a bit of give on the plastic and the bristles which let it get into places the bot itself can't for scoring.</text:p>
      <text:p text:style-name="P5">What Kind of Drive System are We Using?</text:p>
      <text:p text:style-name="P2"/>
      <text:p text:style-name="P2"/>
      <text:p text:style-name="P2"/>
      <text:p text:style-name="P2"/>
      <text:p text:style-name="P2"/>
      <text:p text:style-name="P1">Differential, or "tank" drive. One stick on the gamepad for each side.</text:p>
      <text:p text:style-name="P2"><text:soft-page-break/>What Kind of Controllers Are We Using?</text:p>
      <text:p text:style-name="P2"/>
      <text:p text:style-name="P2"/>
      <text:p text:style-name="P2"/>
      <text:p text:style-name="P2"/>
      <text:p text:style-name="P1">Victor SPXes for the drive motors, hooked up to the CAN bus. Spark PWM modules for the broom and screw drive.</text:p>
      <text:p text:style-name="P1"/>
      <text:p text:style-name="P5">What Kind of Motors Are We Using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X CIM for the main drive, Mini-CIM for the accessories.</text:p>
      <text:p text:style-name="P5"><text:bookmark text:name="user-content-is-all-this-stuff-frc-legal"/>Is All This Stuff FRC Legal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Y</text:span>ES.</text:p>
      <text:p text:style-name="P5"><text:bookmark text:name="user-content-what-about-the-accelerometer-and-encoders"/>What About the Accelerometer and Encoders?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have a NavX daughter board for the RoboRIO and E4T encoders on each of the gearboxes. The E4T's are hooked up on DIO.</text:p>
      <text:p text:style-name="P5"><text:bookmark text:name="user-content-what-does-the-navx-accelerometer-do"/>What Does the NavX Accelerometer Do?</text:p>
      <text:p text:style-name="P2"/>
      <text:p text:style-name="P2"/>
      <text:p text:style-name="P2"/>
      <text:p text:style-name="P2"/>
      <text:p text:style-name="P1">It tells us how much the robot is tilting, so we can see if we need to shift our center of mass.</text:p>
      <text:p text:style-name="P1"/>
      <text:p text:style-name="P5"><text:bookmark text:name="user-content-what-do-the-encoders-do"/>What Do the Encoders Do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y tell us how far we've gone, so we know how far we've moved in autonomous.</text:p>
      <text:p text:style-name="P5"><text:bookmark text:name="user-content-what-bussesports-are-we-using-on-the-roborio"/>What Busses/Ports Are We Using on the RoboRIO?</text:p>
      <text:p text:style-name="P2"/>
      <text:p text:style-name="P2"/>
      <text:list xml:id="list3440413512" text:style-name="L2">
        <text:list-item>
          <text:p text:style-name="P4">CAN - The PDU and the Drive (Victor) motor controllers.</text:p>
        </text:list-item>
        <text:list-item>
          <text:p text:style-name="P4">USB - Cameras and occasionally debugging the RoboRIO.</text:p>
        </text:list-item>
        <text:list-item>
          <text:p text:style-name="P4">Ethernet - Connecting the RoboRIO to the OpenMesh radio for Wifi.</text:p>
        </text:list-item>
        <text:list-item>
          <text:p text:style-name="P4">PWM - The SPARK motor controllers.</text:p>
        </text:list-item>
        <text:list-item>
          <text:p text:style-name="P4">DIO - The E4T encoders.</text:p>
        </text:list-item>
      </text:list>
      <text:p text:style-name="P1"/>
      <text:p text:style-name="P5"><text:bookmark text:name="user-content-what-radios-are-we-using"/>What Radio(s) Are We Using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FRC-standard OpenMesh radio.</text:p>
      <text:p text:style-name="P5"><text:bookmark text:name="user-content-are-there-any-additional-batteries-or-radios"/>Are There Any Additional Batteries or Radios?</text:p>
      <text:p text:style-name="P2"/>
      <text:p text:style-name="P2"/>
      <text:p text:style-name="P2"/>
      <text:p text:style-name="P2"/>
      <text:p text:style-name="P1">No. Nothing in the cameras or elsewhere on the bot. Just the main power battery and the OpenMesh radio.</text:p>
      <text:p text:style-name="P1"/>
      <text:p text:style-name="P5"><text:bookmark text:name="user-content-pwm"/>PWM<text:bookmark text:name="user-content-what-is-pwm"/>: What Is PWM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WM stands for Pulse-Width Modulation and is used anytime a digital system (such as our RoboRIO) needs to set an analog percentage to a device such as a motor or an LED.</text:p>
      <text:p text:style-name="P1"/>
      <text:p text:style-name="Standard"><text:span text:style-name="T1">Shorter: PWM allows a </text:span><text:span text:style-name="Emphasis"><text:span text:style-name="T2">digital </text:span></text:span><text:span text:style-name="T1">system to </text:span><text:span text:style-name="Emphasis"><text:span text:style-name="T2">simulate </text:span></text:span><text:span text:style-name="T1">analog behavi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4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22:26:20.321228800</meta:creation-date>
    <dc:date>2023-03-01T23:23:32.934873824</dc:date>
    <meta:editing-duration>PT4M47S</meta:editing-duration>
    <meta:editing-cycles>1</meta:editing-cycles>
    <meta:document-statistic meta:table-count="0" meta:image-count="0" meta:object-count="0" meta:page-count="14" meta:paragraph-count="34" meta:word-count="384" meta:character-count="2063" meta:non-whitespace-character-count="1720"/>
    <meta:generator>LibreOffice/6.4.7.2$Linux_X86_64 LibreOffice_project/40$Build-2</meta:generator>
  </office:meta>
</office:document-meta>
</file>